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51883333333333cm" style:use-optimal-column-width="true"/>
    </style:style>
    <style:style style:name="co3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2">
            <text:p>Monaco</text:p>
          </table:table-cell>
          <table:table-cell office:value-type="string" table:style-name="ce2">
            <text:p>Vegas</text:p>
          </table:table-cell>
          <table:table-cell office:value-type="string" table:style-name="ce2">
            <text:p>ExampleMap</text:p>
          </table:table-cell>
          <table:table-cell office:value-type="string" table:style-name="ce4">
            <text:p>promedioposmon</text:p>
          </table:table-cell>
          <table:table-cell office:value-type="string" table:style-name="ce4">
            <text:p>maxvaluemon</text:p>
          </table:table-cell>
          <table:table-cell office:value-type="string" table:style-name="ce4">
            <text:p>promediovegas</text:p>
          </table:table-cell>
          <table:table-cell office:value-type="string" table:style-name="ce4">
            <text:p>maxvegas</text:p>
          </table:table-cell>
          <table:table-cell office:value-type="string" table:style-name="ce4">
            <text:p>promexample</text:p>
          </table:table-cell>
          <table:table-cell office:value-type="string" table:style-name="ce4">
            <text:p>maxexample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60.389751606788757" table:formula="of:=(2.372-1.318)*180/PI()" table:style-name="ce2">
            <text:p>60,38975161</text:p>
          </table:table-cell>
          <table:table-cell office:value-type="float" office:value="110.40896712170962" table:formula="of:=(2.59-0.663)*180/PI()" table:style-name="ce2">
            <text:p>110,4089671</text:p>
          </table:table-cell>
          <table:table-cell office:value-type="float" office:value="-98.777923880553928" table:formula="of:=(-0.117-1.607)*180/PI()" table:style-name="ce2">
            <text:p>-98,77792388</text:p>
          </table:table-cell>
          <table:table-cell office:value-type="float" office:value="60.389751606788757" table:formula="of:=AVERAGE(ABS([.B3:.B21]))" table:style-name="ce1">
            <text:p>60,38975161</text:p>
          </table:table-cell>
          <table:table-cell office:value-type="float" office:value="154.18294266970454" table:formula="of:=[.B9]" table:style-name="ce1">
            <text:p>154,1829427</text:p>
          </table:table-cell>
          <table:table-cell office:value-type="float" office:value="110.40896712170962" table:formula="of:=AVERAGE(ABS([.C3:.C28]))" table:style-name="ce1">
            <text:p>110,4089671</text:p>
          </table:table-cell>
          <table:table-cell office:value-type="float" office:value="-146.52864744505615" table:formula="of:=[.C17]" table:style-name="ce1">
            <text:p>-146,5286474</text:p>
          </table:table-cell>
          <table:table-cell office:value-type="float" office:value="98.777923880553928" table:formula="of:=AVERAGE(ABS([.D3:.D15]))" table:style-name="ce1">
            <text:p>98,77792388</text:p>
          </table:table-cell>
          <table:table-cell office:value-type="float" office:value="111.44029115294512" table:formula="of:=[.D9]" table:style-name="ce1">
            <text:p>111,4402912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8.846538509869816" table:formula="of:=(1.318-0.64)*180/PI()" table:style-name="ce2">
            <text:p>38,84653851</text:p>
          </table:table-cell>
          <table:table-cell office:value-type="float" office:value="73.338597776745374" table:formula="of:=(0.663-(-0.617))*180/PI()" table:style-name="ce2">
            <text:p>73,33859778</text:p>
          </table:table-cell>
          <table:table-cell office:value-type="float" office:value="-72.937527320153791" table:formula="of:=(1.607-2.88)*180/PI()" table:style-name="ce2">
            <text:p>-72,93752732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-36.783890447398853" table:formula="of:=(0.64-1.282)*180/PI()" table:style-name="ce2">
            <text:p>-36,78389045</text:p>
          </table:table-cell>
          <table:table-cell office:value-type="float" office:value="-36.55470732934652" table:formula="of:=(-0.617-0.021)*180/PI()" table:style-name="ce2">
            <text:p>-36,55470733</text:p>
          </table:table-cell>
          <table:table-cell office:value-type="float" office:value="24.293410513546903" table:formula="of:=(2.878-2.454)*180/PI()" table:style-name="ce2">
            <text:p>24,29341051</text:p>
          </table:table-cell>
          <table:table-cell table:number-columns-repeated="16380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49.102483042711548" table:formula="of:=(1.282-0.425)*180/PI()" table:style-name="ce2">
            <text:p>49,10248304</text:p>
          </table:table-cell>
          <table:table-cell office:value-type="float" office:value="-38.674651171330567" table:formula="of:=(0.021-0.696)*180/PI()" table:style-name="ce2">
            <text:p>-38,67465117</text:p>
          </table:table-cell>
          <table:table-cell office:value-type="float" office:value="96.051065694030626" table:formula="of:=(2.407-(-2.411))*180/PI()-180" table:style-name="ce2">
            <text:p>96,05106569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-18.334649444186343" table:formula="of:=(0.425-0.745)*180/PI()" table:style-name="ce2">
            <text:p>-18,33464944</text:p>
          </table:table-cell>
          <table:table-cell office:value-type="float" office:value="-42.112397942115514" table:formula="of:=(0.696-1.431)*180/PI()" table:style-name="ce2">
            <text:p>-42,11239794</text:p>
          </table:table-cell>
          <table:table-cell office:value-type="float" office:value="24.866368308677739" table:formula="of:=(-2.411-(-2.845))*180/PI()" table:style-name="ce2">
            <text:p>24,86636831</text:p>
          </table:table-cell>
          <table:table-cell table:number-columns-repeated="16380" table:style-name="ce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66.06203377858391" table:formula="of:=(0.745-(-0.408))*180/PI()" table:style-name="ce2">
            <text:p>66,06203378</text:p>
          </table:table-cell>
          <table:table-cell office:value-type="float" office:value="-45.607440492413524" table:formula="of:=(1.431-2.227)*180/PI()" table:style-name="ce2">
            <text:p>-45,60744049</text:p>
          </table:table-cell>
          <table:table-cell office:value-type="float" office:value="-95.110993991716654" table:formula="of:=(-2.868-(-1.208))*180/PI()" table:style-name="ce2">
            <text:p>-95,11099399</text:p>
          </table:table-cell>
          <table:table-cell table:number-columns-repeated="16380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54.18294266970454" table:formula="of:=(-0.408-(-3.099))*180/PI()" table:style-name="ce2">
            <text:p>154,1829427</text:p>
          </table:table-cell>
          <table:table-cell office:value-type="float" office:value="133.15539158840332" table:formula="of:=(2.227-(-0.097))*180/PI()" table:style-name="ce2">
            <text:p>133,1553916</text:p>
          </table:table-cell>
          <table:table-cell office:value-type="float" office:value="111.44029115294512" table:formula="of:=(-1.079-(-3.024))*180/PI()" table:style-name="ce2">
            <text:p>111,4402912</text:p>
          </table:table-cell>
          <table:table-cell table:number-columns-repeated="16380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-32.429411204404609" table:formula="of:=(-3.099-(-2.533))*180/PI()" table:style-name="ce2">
            <text:p>-32,4294112</text:p>
          </table:table-cell>
          <table:table-cell office:value-type="float" office:value="42.456172619194" table:formula="of:=(-0.097-(-0.838))*180/PI()" table:style-name="ce2">
            <text:p>42,45617262</text:p>
          </table:table-cell>
          <table:table-cell office:value-type="float" office:value="-53.514258065218897" table:formula="of:=(-2.74-(-1.806))*180/PI()" table:style-name="ce2">
            <text:p>-53,51425807</text:p>
          </table:table-cell>
          <table:table-cell table:number-columns-repeated="16380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-66.23392111712316" table:formula="of:=(-2.533-(-1.377))*180/PI()" table:style-name="ce2">
            <text:p>-66,23392112</text:p>
          </table:table-cell>
          <table:table-cell office:value-type="float" office:value="31.856453409273765" table:formula="of:=(-0.838-(-1.394))*180/PI()" table:style-name="ce2">
            <text:p>31,85645341</text:p>
          </table:table-cell>
          <table:table-cell office:value-type="float" office:value="-23.720452718416091" table:formula="of:=(-1.806-(-1.392))*180/PI()" table:style-name="ce2">
            <text:p>-23,72045272</text:p>
          </table:table-cell>
          <table:table-cell table:number-columns-repeated="16380" table:style-name="ce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-72.078090627457556" table:formula="of:=(-1.377-(-0.119))*180/PI()" table:style-name="ce2">
            <text:p>-72,07809063</text:p>
          </table:table-cell>
          <table:table-cell office:value-type="float" office:value="-90.985697866774714" table:formula="of:=(-1.394-0.194)*180/PI()" table:style-name="ce2">
            <text:p>-90,98569787</text:p>
          </table:table-cell>
          <table:table-cell office:value-type="float" office:value="-78.437922153409701" table:formula="of:=(-1.232-0.137)*180/PI()" table:style-name="ce2">
            <text:p>-78,43792215</text:p>
          </table:table-cell>
          <table:table-cell table:number-columns-repeated="16380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25.954988119426289" table:formula="of:=(-0.119-(-0.572))*180/PI()" table:style-name="ce2">
            <text:p>25,95498812</text:p>
          </table:table-cell>
          <table:table-cell office:value-type="float" office:value="-122.04001036286535" table:formula="of:=(0.194-2.324)*180/PI()" table:style-name="ce2">
            <text:p>-122,0400104</text:p>
          </table:table-cell>
          <table:table-cell office:value-type="float" office:value="-14.782311114375238" table:formula="of:=(0.515-0.773)*180/PI()" table:style-name="ce2">
            <text:p>-14,78231111</text:p>
          </table:table-cell>
          <table:table-cell table:number-columns-repeated="16380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57.410371072108504" table:formula="of:=(-0.572-(-1.574))*180/PI()" table:style-name="ce2">
            <text:p>57,41037107</text:p>
          </table:table-cell>
          <table:table-cell office:value-type="float" office:value="116.48231975009637" table:formula="of:=(2.324-0.291)*180/PI()" table:style-name="ce2">
            <text:p>116,4823198</text:p>
          </table:table-cell>
          <table:table-cell office:value-type="float" office:value="57.696849969673906" table:formula="of:=(0.788-(-0.219))*180/PI()" table:style-name="ce2">
            <text:p>57,69684997</text:p>
          </table:table-cell>
          <table:table-cell table:number-columns-repeated="16380" table:style-name="ce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88.923049804303758" table:formula="of:=(-1.574-(-3.126))*180/PI()" table:style-name="ce2">
            <text:p>88,9230498</text:p>
          </table:table-cell>
          <table:table-cell office:value-type="float" office:value="131.20733508495852" table:formula="of:=(0.291-(-1.999))*180/PI()" table:style-name="ce2">
            <text:p>131,2073351</text:p>
          </table:table-cell>
          <table:table-cell office:value-type="float" office:value="-4.6982539200727498" table:formula="of:=(-0.219-(-0.137))*180/PI()" table:style-name="ce2">
            <text:p>-4,69825392</text:p>
          </table:table-cell>
          <table:table-cell table:number-columns-repeated="16380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-89.954373835539243" table:formula="of:=(-3.126-(-1.556))*180/PI()" table:style-name="ce2">
            <text:p>-89,95437384</text:p>
          </table:table-cell>
          <table:table-cell office:value-type="float" office:value="41.081073910880029" table:formula="of:=(-1.999-(-2.716))*180/PI()" table:style-name="ce2">
            <text:p>41,08107391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47.841975893423736" table:formula="of:=(-1.556-(-2.391))*180/PI()" table:style-name="ce2">
            <text:p>47,84197589</text:p>
          </table:table-cell>
          <table:table-cell office:value-type="float" office:value="-146.52864744505615" table:formula="of:=(-2.716-2.983)*180/PI()+180" table:style-name="ce2">
            <text:p>-146,5286474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-105.79134821125461" table:formula="of:=(-2.391-2.597)*180/PI()+180" table:style-name="ce2">
            <text:p>-105,7913482</text:p>
          </table:table-cell>
          <table:table-cell office:value-type="float" office:value="141.48661884790494" table:formula="of:=(2.983-(-2.628))*180/PI()-180" table:style-name="ce2">
            <text:p>141,486618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17.42239145241035" table:formula="of:=(2.597-(-2.594))*180/PI()-180" table:style-name="ce2">
            <text:p>117,4223915</text:p>
          </table:table-cell>
          <table:table-cell office:value-type="float" office:value="-27.559269945792614" table:formula="of:=(-2.628-(-2.147))*180/PI()" table:style-name="ce2">
            <text:p>-27,55926995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-71.814950959996793" table:formula="of:=(-2.594-1.801)*180/PI()+180" table:style-name="ce2">
            <text:p>-71,81495096</text:p>
          </table:table-cell>
          <table:table-cell office:value-type="float" office:value="-102.69737611754817" table:formula="of:=(-2.147-2.787)*180/PI()+180" table:style-name="ce2">
            <text:p>-102,6973761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-33.059664779048511" table:formula="of:=(1.801-2.378)*180/PI()" table:style-name="ce2">
            <text:p>-33,05966478</text:p>
          </table:table-cell>
          <table:table-cell office:value-type="float" office:value="123.7249271988494" table:formula="of:=(2.787-(-2.514))*180/PI()-180" table:style-name="ce2">
            <text:p>123,7249272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0" table:style-name="ce2">
            <text:p>20</text:p>
          </table:table-cell>
          <table:table-cell table:style-name="ce3"/>
          <table:table-cell office:value-type="float" office:value="-70.038781795091239" table:formula="of:=(-2.514-(1.85))*180/PI()+180" table:style-name="ce2">
            <text:p>-70,0387818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3"/>
          <table:table-cell office:value-type="float" office:value="33.116960558561573" table:formula="of:=(-1.85-(-2.428))*180/PI()" table:style-name="ce2">
            <text:p>33,11696056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22" table:style-name="ce2">
            <text:p>22</text:p>
          </table:table-cell>
          <table:table-cell table:style-name="ce3"/>
          <table:table-cell office:value-type="float" office:value="-21.199438419840465" table:formula="of:=(-2.428-(-2.058))*180/PI()" table:style-name="ce2">
            <text:p>-21,19943842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3"/>
          <table:table-cell office:value-type="float" office:value="-34.43476348736246" table:formula="of:=(-2.058-(-1.457))*180/PI()" table:style-name="ce2">
            <text:p>-34,43476349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24" table:style-name="ce2">
            <text:p>24</text:p>
          </table:table-cell>
          <table:table-cell table:style-name="ce3"/>
          <table:table-cell office:value-type="float" office:value="53.1131876086273" table:formula="of:=(-1.457-(-2.384))*180/PI()" table:style-name="ce2">
            <text:p>53,11318761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25" table:style-name="ce2">
            <text:p>25</text:p>
          </table:table-cell>
          <table:table-cell table:style-name="ce3"/>
          <table:table-cell office:value-type="float" office:value="-77.29200656314805" table:formula="of:=(-2.384-(-1.035))*180/PI()" table:style-name="ce2">
            <text:p>-77,29200656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26" table:style-name="ce2">
            <text:p>26</text:p>
          </table:table-cell>
          <table:table-cell table:style-name="ce3"/>
          <table:table-cell office:value-type="float" office:value="-214.91646895357181" table:formula="of:=(-1.035-2.716)*180/PI()" table:style-name="ce2">
            <text:p>-214,916469</text:p>
          </table:table-cell>
          <table:table-cell table:style-name="ce3"/>
          <table:table-cell table:number-columns-repeated="16380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529</meta:generator>
    <dc:creator>Jordy Andres</dc:creator>
    <meta:creation-date>2023-06-13T19:45:11Z</meta:creation-date>
    <dc:date>2023-06-14T09:52:38Z</dc:date>
    <meta:editing-cycles>1</meta:editing-cycles>
    <meta:editing-duration>PT336S</meta:editing-duration>
  </office:meta>
</office:document-meta>
</file>